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6.1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1.815cm" fo:min-width="4.5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1.815cm" fo:min-width="20.45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6.67cm" svg:height="1.905cm" svg:x="0.635cm" svg:y="0.635cm">
          <text:p text:style-name="P2">MedewerkerTevredenhei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2.065cm" svg:x="0.635cm" svg:y="3.175cm">
          <text:p text:style-name="P2">Filter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955cm" svg:height="12.065cm" svg:x="6.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9:52:54.974300968</meta:creation-date>
    <meta:generator>LibreOffice/26.2.1.2$Linux_X86_64 LibreOffice_project/620$Build-2</meta:generator>
    <dc:date>2026-03-03T19:57:04.074223771</dc:date>
    <meta:editing-duration>PT4M10S</meta:editing-duration>
    <meta:editing-cycles>1</meta:editing-cycles>
    <meta:document-statistic meta:object-count="30"/>
  </office:meta>
</office:document-meta>
</file>